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BaseSimpleCPU serves several purposes: </text:p>
      <text:list xml:id="list749065060" text:style-name="L1">
        <text:list-item>
          <text:p text:style-name="P2">Holds architected state, stats common across the SimpleCPU models. </text:p>
        </text:list-item>
        <text:list-item>
          <text:p text:style-name="P2">Defines functions for checking for interrupts, setting up a fetch request, handling pre-execute setup, handling post-execute actions, and advancing the PC to the next instruction. These functions are also common across the SimpleCPU models. </text:p>
        </text:list-item>
        <text:list-item>
          <text:p text:style-name="P1">Implements the <text:a xlink:type="simple" xlink:href="http://gem5.org/Execution_Basics#ExecContext" text:style-name="Internet_20_link" text:visited-style-name="Visited_20_Internet_20_Link">ExecContext</text:a> interface.</text:p>
        </text:list-item>
      </text:list>
      <text:p text:style-name="Standard">The AtomicSimpleCPU is the version of SimpleCPU that uses atomic memory accesses . It uses the latency estimates from the atomic accesses to estimate overall cache access time. The AtomicSimpleCPU is derived from BaseSimpleCPU, and implements functions to read and write memory, and also to tick, which defines what happens every CPU cycle. It defines the port that is used to hook up to memory, and connects the CPU to the cache. </text:p>
      <text:p text:style-name="Standard"/>
      <text:p text:style-name="Standard"/>
      <text:p text:style-name="Standard">he TimingSimpleCPU is the version of SimpleCPU that uses timing memory accesses. It stalls on cache accesses and waits for the memory system to respond prior to proceeding. Like the AtomicSimpleCPU, the TimingSimpleCPU is also derived from BaseSimpleCPU, and implements the same set of functions. It defines the port that is used to hook up to memory, and connects the CPU to the cache. It also defines the necessary functions for handling the response from memory to the accesses sent out. </text:p>
      <text:p text:style-name="Standard"/>
      <text:p text:style-name="Standard">he InOrder CPU model was designed to provide a generic framework to simulate in-order pipelines with an arbitrary ISA and with arbitrary pipeline descriptions. The model was originally conceived by closely mirroring the O3CPU model to provide a simulation framework that would operate at the "Tick" granularity. We then abstract the individual stages in the O3 model to provide <text:a xlink:type="simple" xlink:href="http://gem5.org/InOrder_Pipeline_Stages" text:style-name="Internet_20_link" text:visited-style-name="Visited_20_Internet_20_Link">generic pipeline stages</text:a> for the InOrder CPU to leverage in creating a user-defined amount of pipeline stages. Additionally, we abstract each component that a CPU might need to access (ALU, Branch Predictor, etc.) into a "resource" that needs to be requested by each instruction according to the <text:a xlink:type="simple" xlink:href="http://gem5.org/InOrder_Resource-Request_Model" text:style-name="Internet_20_link" text:visited-style-name="Visited_20_Internet_20_Link">resource-request</text:a> model we implemented. This will potentially allow for researchers to model custom pipelines without the cost of designing the complete CPU from scratch.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23:41:05.732920036</meta:creation-date>
    <dc:date>2019-11-20T02:51:14.452250714</dc:date>
    <meta:editing-duration>PT9M57S</meta:editing-duration>
    <meta:editing-cycles>2</meta:editing-cycles>
    <meta:generator>LibreOffice/6.2.8.2$Linux_X86_64 LibreOffice_project/20$Build-2</meta:generator>
    <meta:document-statistic meta:table-count="0" meta:image-count="0" meta:object-count="0" meta:page-count="1" meta:paragraph-count="7" meta:word-count="338" meta:character-count="2156" meta:non-whitespace-character-count="1822"/>
  </office:meta>
</office:document-meta>
</file>